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First_20_Page">
      <style:table-properties style:width="7.2444in" style:page-number="auto" table:align="margins"/>
    </style:style>
    <style:style style:name="Table4.A" style:family="table-column">
      <style:table-column-properties style:column-width="7.2444in" style:rel-column-width="65535*"/>
    </style:style>
    <style:style style:name="Table4.1" style:family="table-row">
      <style:table-row-properties style:min-row-height="1.941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3*"/>
    </style:style>
    <style:style style:name="Table1.D" style:family="table-column">
      <style:table-column-properties style:column-width="1.8111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2.7542in" style:rel-column-width="24912*"/>
    </style:style>
    <style:style style:name="Table2.B" style:family="table-column">
      <style:table-column-properties style:column-width="1.2653in" style:rel-column-width="11444*"/>
    </style:style>
    <style:style style:name="Table2.C" style:family="table-column">
      <style:table-column-properties style:column-width="0.909in" style:rel-column-width="8225*"/>
    </style:style>
    <style:style style:name="Table2.D" style:family="table-column">
      <style:table-column-properties style:column-width="0.7778in" style:rel-column-width="7034*"/>
    </style:style>
    <style:style style:name="Table2.E" style:family="table-column">
      <style:table-column-properties style:column-width="0.6097in" style:rel-column-width="5515*"/>
    </style:style>
    <style:style style:name="Table2.F" style:family="table-column">
      <style:table-column-properties style:column-width="0.9292in" style:rel-column-width="8405*"/>
    </style:style>
    <style:style style:name="Table2.A1" style:family="table-cell">
      <style:table-cell-properties fo:padding="0.0396in" fo:border-left="none" fo:border-right="none" fo:border-top="none" fo:border-bottom="0.05pt solid #000000"/>
    </style:style>
    <style:style style:name="Table2.A2" style:family="table-cell">
      <style:table-cell-properties fo:padding="0.0396in" fo:border="none"/>
    </style:style>
    <style:style style:name="Table2.3" style:family="table-row">
      <style:table-row-properties style:min-row-height="0.0097in"/>
    </style:style>
    <style:style style:name="Table2.D5" style:family="table-cell">
      <style:table-cell-properties fo:padding="0.0396in" fo:border-left="none" fo:border-right="none" fo:border-top="0.05pt solid #000000" fo:border-bottom="none"/>
    </style:style>
    <style:style style:name="Table3" style:family="table">
      <style:table-properties style:width="5.4201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1.2632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officeooo:paragraph-rsid="001a17d8" style:font-size-asian="9pt" style:font-size-complex="9pt"/>
    </style:style>
    <style:style style:name="P2" style:family="paragraph" style:parent-style-name="terp_5f_default_5f_8">
      <style:text-properties fo:color="#000000" style:font-name="DejaVu Sans"/>
    </style:style>
    <style:style style:name="P3" style:family="paragraph" style:parent-style-name="terp_5f_default_5f_8" style:master-page-name="">
      <style:paragraph-properties fo:margin-top="0in" fo:margin-bottom="0in" loext:contextual-spacing="false" style:page-number="auto" fo:keep-with-next="auto"/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1701in" fo:margin-bottom="0.1701in" loext:contextual-spacing="false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9">
      <style:text-properties fo:color="#000000" style:font-name="DejaVu Sans" officeooo:rsid="0048ccdf" officeooo:paragraph-rsid="0048ccdf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8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33a692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pl" fo:country="PL"/>
    </style:style>
    <style:style style:name="T3" style:family="text">
      <style:text-properties officeooo:rsid="0046e0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office:value-type="string">
            <text:p text:style-name="P1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8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2"/>
      <text:p text:style-name="P14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3"><text:text-input text:description="&lt;_(&quot;Disc.(%)&quot;)&gt;">Disc.(%)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span text:style-name="T2"><text:text-input text:description="&lt;&quot;%.2f&quot; % round(line.product_uos_qty or line.product_uom_qty,2)&gt;">&lt;line.product_uos_qty or line.product_uom_qty&gt;</text:text-input></text:span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5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5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5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5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2"/>
      <text:p text:style-name="P2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ext:soft-page-break/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2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loext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loext:graphic-properties draw:fill="none" draw:fill-color="#729fcf"/>
      <style:paragraph-properties fo:text-align="start" style:justify-single-word="false" style:page-number="auto" fo:background-color="transparent" style:shadow="none">
        <style:tab-stops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33a692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  <style:header-first>
        <text:p text:style-name="MP1"><text:placeholder text:placeholder-type="text">&lt;setLang(o.partner_id.lang)&gt;</text:placeholder></text:p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06-08-31T10:54:44</meta:creation-date>
    <dc:date>2016-08-02T18:41:17.673842862</dc:date>
    <meta:editing-cycles>1159</meta:editing-cycles>
    <meta:editing-duration>P2DT16H1M5S</meta:editing-duration>
    <meta:document-statistic meta:table-count="4" meta:image-count="0" meta:object-count="0" meta:page-count="2" meta:paragraph-count="46" meta:word-count="373" meta:character-count="2046" meta:non-whitespace-character-count="193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